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6.974cm"/>
    </style:style>
    <style:style style:name="co3" style:family="table-column">
      <style:table-column-properties fo:break-before="auto" style:column-width="4.754cm"/>
    </style:style>
    <style:style style:name="ro1" style:family="table-row">
      <style:table-row-properties style:row-height="4.068cm" fo:break-before="auto" style:use-optimal-row-height="false"/>
    </style:style>
    <style:style style:name="ro2" style:family="table-row">
      <style:table-row-properties style:row-height="1.947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ro7" style:family="table-row">
      <style:table-row-properties style:row-height="2.157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2.263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Ubuntu" fo:font-size="16pt" style:font-size-asian="16pt" style:font-size-complex="16pt"/>
    </style:style>
    <style:style style:name="ce3" style:family="table-cell" style:parent-style-name="Default">
      <style:table-cell-properties fo:wrap-option="wrap" fo:border="0.06pt solid #000000"/>
      <style:text-properties style:font-name="Ubuntu"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Ubuntu" fo:font-size="16pt" style:font-size-asian="16pt" style:font-size-complex="16pt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Ubuntu" fo:font-size="16pt" style:font-size-asian="16pt" style:font-size-complex="16pt"/>
    </style:style>
    <style:style style:name="ce6" style:family="table-cell" style:parent-style-name="Default">
      <style:table-cell-properties style:cell-protect="hidden-and-protected" style:print-content="true" fo:wrap-option="wrap" fo:border="0.06pt solid #000000"/>
      <style:text-properties style:font-name="Ubuntu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Ubuntu" fo:font-size="16pt" style:font-size-asian="16pt" style:font-size-complex="16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1014" table:default-cell-style-name="ce1"/>
        <table:table-column table:style-name="co1" table:default-cell-style-name="Default"/>
        <table:table-row table:style-name="ro1" table:number-rows-repeated="5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Diario Di Bordo – Scuola Lavoro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Curatore</text:p>
          </table:table-cell>
          <table:table-cell office:value-type="string" calcext:value-type="string">
            <text:p>Descrizione in Inglese</text:p>
          </table:table-cell>
          <table:table-cell office:value-type="string" calcext:value-type="string">
            <text:p>Curatore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Prima Settimana</text:p>
          </table:table-cell>
          <table:covered-table-cell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8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zione all'Alternanza Scuola Lavoro</text:p>
          </table:table-cell>
          <table:table-cell office:value-type="string" calcext:value-type="string" table:number-columns-spanned="1" table:number-rows-spanned="6">
            <text:p>Bertoni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 table:style-name="ce4"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5"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 table:style-name="ce5"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7"/>
        </table:table-row>
        <table:table-row table:style-name="ro4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9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office:value-type="string" calcext:value-type="string" table:number-columns-spanned="1" table:number-rows-spanned="3">
            <text:p>Bertoni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office:value-type="string" calcext:value-type="string" table:number-columns-spanned="1" table:number-rows-spanned="2">
            <text:p>Ramos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Idee progettuali</text:p>
          </table:table-cell>
          <table:table-cell office:value-type="string" calcext:value-type="string">
            <text:p>Bertoni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20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ganizzazione appunti di Github</text:p>
          </table:table-cell>
          <table:table-cell office:value-type="string" calcext:value-type="string">
            <text:p>Malandra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style-name="ce6"/>
          <table:table-cell table:number-columns-repeated="1018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ostazione di una presentazione in inglese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ielaborazione degli appunti e creazione di account su Github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 table:number-columns-spanned="1" table:number-rows-spanned="5">
            <text:p>21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ussione sulle <text:s/>idee progettuali</text:p>
          </table:table-cell>
          <table:table-cell office:value-type="string" calcext:value-type="string" table:number-columns-spanned="1" table:number-rows-spanned="5">
            <text:p>Capolli, Boutkayoud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">
            <text:p>Rielaborazione informazioni ottenute da questo incontro,e archiviazione su Github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7"/>
        </table:table-row>
        <table:table-row table:style-name="ro7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22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6">
            <text:p>Visita alla Datalogic: Siamo stati accolti da due rappresentanti delle risorse umane. Loro ci hanno spiegato I campi di ricerca e sviluppo dell'azienda. Dopo di che,accompagnati da una guida, abbiamo visitato il museo interno alla struttura,nel quale erano esposti I principali prodotti storici e moderni che l'azienda vende, differenziandoli per caratteristiche. Finita la visita,ci hanno illustrato I dati riguardanti l'azienda e abbiamo commentato con domande quest'ultimi. </text:p>
          </table:table-cell>
          <table:table-cell office:value-type="string" calcext:value-type="string" table:number-columns-spanned="1" table:number-rows-spanned="6">
            <text:p>Mazzoni Simone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7"/>
        </table:table-row>
        <table:table-row table:style-name="ro8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3">
            <text:p>23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Durante queste due ore è stata scelta l'idea progettuale da realizzare, e sono stati creati I gruppi di lavoro , sulla base di un'organigramma, prendendo spunto <text:s/>da quelli delle altre aziende.</text:p>
          </table:table-cell>
          <table:table-cell office:value-type="string" calcext:value-type="string" table:number-columns-spanned="1" table:number-rows-spanned="3">
            <text:p>Capolli, Boutkayoud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bbiamo rielaborato gli appunti presi durante la settimana, e abbiamo archiviato le informazioni su Github.</text:p>
          </table:table-cell>
          <table:covered-table-cell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Seconda Settimana</text:p>
          </table:table-cell>
          <table:covered-table-cell table:number-columns-repeated="3"/>
          <table:table-cell table:number-columns-repeated="1017"/>
        </table:table-row>
        <table:table-row table:style-name="ro9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0-05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classe si è divisa nei vari ruoli: progettazione, produzione, amministrazione &amp; marketing</text:p>
          </table:table-cell>
          <table:table-cell table:style-name="ce2" office:value-type="string" calcext:value-type="string">
            <text:p>Bianco Vincenz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1" table:number-rows-spanned="3">
            <text:p>Abbiamo iniziato a sviluppare il progetto della casa domotica. Il reparto progettazzione si è concentrato sulla creazione di una tapparella automatica. E' stato creato il circuito di della stessa. Contemporaneamente Andronachi ha prodotto una dettagliata analisi dei competitor e Calzolari ha creato una versione 3d di un ipotetico plastico della casa.</text:p>
          </table:table-cell>
          <table:table-cell table:style-name="ce2" office:value-type="string" calcext:value-type="string" table:number-columns-spanned="1" table:number-rows-spanned="5">
            <text:p>Bertoni Marc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1" table:number-rows-spanned="2">
            <text:p>Abbiamo discusso del progetto della casa domotica <text:s/>ed è stato deciso di abbandonarlo per concentrarsi su qualcosa di più commercialmene competitivo, per via della enorme mole di competitor presenti in questo settore.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7"/>
        </table:table-row>
        <table:table-row table:style-name="ro7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1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table:number-columns-spanned="1" table:number-rows-spanned="4"/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2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3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14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7-05-2016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8:58:54.1657640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5-12T19:16:24.674544580</dc:date>
    <meta:editing-duration>PT1H27M18S</meta:editing-duration>
    <meta:editing-cycles>15</meta:editing-cycles>
    <meta:generator>LibreOffice/4.3.3.2$Linux_X86_64 LibreOffice_project/430m0$Build-2</meta:generator>
    <meta:document-statistic meta:table-count="1" meta:cell-count="126" meta:object-count="0"/>
  </office:meta>
</office:document-meta>
</file>